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GNU nano 2.9.3 <text:s text:c="17"/>dhcpd.conf <text:s text:c="29"/></text:p>
      <text:p text:style-name="Standard"/>
      <text:p text:style-name="Standard">#shared-network 224-29 {</text:p>
      <text:p text:style-name="Standard"># <text:s/>subnet 10.17.224.0 netmask 255.255.255.0 {</text:p>
      <text:p text:style-name="Standard"># <text:s text:c="3"/>option routers rtr-224.example.org;</text:p>
      <text:p text:style-name="Standard"># <text:s/>}</text:p>
      <text:p text:style-name="Standard"># <text:s/>subnet 10.0.29.0 netmask 255.255.255.0 {</text:p>
      <text:p text:style-name="Standard"># <text:s text:c="3"/>option routers rtr-29.example.org;</text:p>
      <text:p text:style-name="Standard"># <text:s/>}</text:p>
      <text:p text:style-name="Standard"># <text:s/>pool {</text:p>
      <text:p text:style-name="Standard"># <text:s text:c="3"/>allow members of "foo";</text:p>
      <text:p text:style-name="Standard"># <text:s text:c="3"/>range 10.17.224.10 10.17.224.250;</text:p>
      <text:p text:style-name="Standard"># <text:s/>}</text:p>
      <text:p text:style-name="Standard"># <text:s/>pool {</text:p>
      <text:p text:style-name="Standard"># <text:s text:c="3"/>deny members of "foo";</text:p>
      <text:p text:style-name="Standard"># <text:s text:c="3"/>range 10.0.29.10 10.0.29.230;</text:p>
      <text:p text:style-name="Standard"># <text:s/>}</text:p>
      <text:p text:style-name="Standard">#}</text:p>
      <text:p text:style-name="Standard"/>
      <text:p text:style-name="Standard"/>
      <text:p text:style-name="Standard"/>
      <text:p text:style-name="Standard"/>
      <text:p text:style-name="Standard">^G Obter Ajuda^O Gravar <text:s text:c="4"/>^W Onde está? ^K Recort txt ^J Justificar</text:p>
      <text:p text:style-name="Standard">^X Sair <text:s text:c="6"/>^R Ler o arq <text:s/>^\ Substituir ^U Colar txt <text:s/>^T VerfOrt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1:58:57.152423622</meta:creation-date>
    <dc:date>2019-07-15T11:59:26.203448399</dc:date>
    <meta:editing-duration>PT33S</meta:editing-duration>
    <meta:editing-cycles>1</meta:editing-cycles>
    <meta:document-statistic meta:table-count="0" meta:image-count="0" meta:object-count="0" meta:page-count="1" meta:paragraph-count="19" meta:word-count="85" meta:character-count="565" meta:non-whitespace-character-count="412"/>
    <meta:generator>LibreOffice/6.0.7.3$Linux_X86_64 LibreOffice_project/00m0$Build-3</meta:generator>
  </office:meta>
</office:document-meta>
</file>